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c0d3" officeooo:paragraph-rsid="001bc0d3"/>
    </style:style>
    <style:style style:name="P2" style:family="paragraph" style:parent-style-name="Standard">
      <style:text-properties style:text-underline-style="solid" style:text-underline-width="auto" style:text-underline-color="font-color" officeooo:rsid="001bc0d3" officeooo:paragraph-rsid="001bc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orizar el control de los usuarios registrados.<text:line-break/><text:line-break/>Agregar al registro los agregados <text:s/>por Gmail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0T00:32:53.294350400</meta:creation-date>
    <dc:date>2026-02-10T00:33:49.536164400</dc:date>
    <meta:editing-duration>PT56S</meta:editing-duration>
    <meta:editing-cycles>1</meta:editing-cycles>
    <meta:document-statistic meta:table-count="0" meta:image-count="0" meta:object-count="0" meta:page-count="1" meta:paragraph-count="1" meta:word-count="14" meta:character-count="95" meta:non-whitespace-character-count="80"/>
    <meta:generator>LibreOffice/25.8.4.2$Windows_X86_64 LibreOffice_project/290daaa01b999472f0c7a3890eb6a550fd74c6df</meta:generator>
  </office:meta>
</office:document-meta>
</file>